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255fa3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查理为了救心爱的女人，和狱里的老大打了赌。</text:p>
      <text:p text:style-name="P1">他花钱找狱里的大耳朵，请他出主意。大耳朵对查理说：“听着，这里是老大说了算，他看上的东西没有人能抢走。你越是抢，他就越是要得到。所以，最稳妥的方法就是要他不再想要这个东西。”</text:p>
      <text:p text:style-name="P1">“有道理，找您真是找对了。那怎么样才能让他不再想要呢？”</text:p>
      <text:p text:style-name="P1">“这个。。你得让我想想。”</text:p>
      <text:p text:style-name="P1">“好的，我也去想想，咱们明天这个时间再碰头。”</text:p>
      <text:p text:style-name="P1">老大要强娶安妮，狱警正在为他申请几天的保释。保释不知道什么时候能下来。</text:p>
      <text:p text:style-name="P1">如果下来之前他们没有想到办法，那一切就都晚了。</text:p>
      <text:p text:style-name="P1">查理推掉了所有买卖，拒绝见任何人，把自己锁在房间里，绞尽脑汁地想办法。</text:p>
      <text:p text:style-name="P1">到了第二天，他和大耳朵如约见面，他说了几个自己的想法：</text:p>
      <text:p text:style-name="P1">“我想让我外面的朋友联系安妮，暗示她让她装病，想办法住进医院。我在医院也有朋友，可以安排她在医院住院一段时间。”</text:p>
      <text:p text:style-name="P1">“可以试试，但是你知道安妮已经被软禁了，她的手机估计也被没收了。你朋友想联系到她非常难。就算可以，她生病了，那些家伙大概率是要请医生到家里去看病的。”</text:p>
      <text:p text:style-name="P1">“还有一个办法，让安妮假装自己有性病。我医院的朋友可能可以搞到证明。”</text:p>
      <text:p text:style-name="P1">“真有你的，不过就算可以，他们一定会怀疑，会带她去多家医院检查。不过这应该可以托上一阵。”</text:p>
      <text:p text:style-name="P1">“只要能托过胖胡子的出狱保释期就行。”</text:p>
      <text:p text:style-name="P1">“不不不，这是下策。躲得了一时躲不了一世。”</text:p>
      <text:p text:style-name="P1">“要想一劳永逸就只能是把安妮救出来让她远走高飞，或者是把胖胡子阎了。”</text:p>
      <text:p text:style-name="P1">“哈哈哈哈，你真敢想。不过这两条都不现实。”</text:p>
      <text:p text:style-name="P1">“如果您没有更好的办法，就算是死，我也只能去试试了。只要我活着，我就不能看着安妮嫁给那混蛋。”</text:p>
      <text:p text:style-name="P1">“唉 年轻人不要之不至于就要死要活的，你们的路还长着呢。我们这些半条腿进棺材的都这么惜命。”</text:p>
      <text:p text:style-name="P1">“有些东西比活着更重要。”</text:p>
      <text:p text:style-name="P2">“我们年轻的时候也这样认为，但是经历的事情多了，你就知道了。心爱的女人被别人抢了，大好的人生被毁了。这算的了什么，比这更惨的事情多着呢，你是没遇上，人家不照样活得好好的。死了就是输了，活着就能赢。”</text:p>
      <text:p text:style-name="P2">“如果我让安妮嫁给那个混蛋，那我就真不如死了。”</text:p>
      <text:p text:style-name="P2"><text:soft-page-break/>“唉。。真是。。我有一些办法应该能托一阵。我知道哪个狱警去给老大办的保释。老大是不允许被保释的，一个狱警办不成这事，一定有更上面的人参与。但是如果狱警这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5:34:35.741436150</meta:creation-date>
    <dc:date>2022-06-07T16:26:56.336251061</dc:date>
    <meta:editing-duration>PT41M4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906" meta:character-count="907" meta:non-whitespace-character-count="906"/>
  </office:meta>
</office:document-meta>
</file>